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  <style:text-properties style:font-name="Arial" style:font-name-complex="Arial" fo:font-size="12pt" style:font-size-asian="12pt" style:font-size-complex="12pt"/>
    </style:style>
    <style:style style:name="P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" style:parent-style-name="ParágrafodaLista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" style:parent-style-name="ParágrafodaLista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" style:parent-style-name="ParágrafodaLista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" style:parent-style-name="ParágrafodaLista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7" style:parent-style-name="ParágrafodaLista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8" style:parent-style-name="ParágrafodaLista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9" style:parent-style-name="ParágrafodaLista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8" style:parent-style-name="ParágrafodaLista" style:list-style-name="LFO4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9" style:parent-style-name="ParágrafodaLista" style:list-style-name="LFO4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0" style:parent-style-name="ParágrafodaLista" style:list-style-name="LFO4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1" style:parent-style-name="ParágrafodaLista" style:list-style-name="LFO4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2" style:parent-style-name="ParágrafodaLista" style:list-style-name="LFO4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3" style:parent-style-name="ParágrafodaLista" style:list-style-name="LFO4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4" style:parent-style-name="ParágrafodaLista" style:list-style-name="LFO4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5" style:parent-style-name="ParágrafodaLista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6" style:parent-style-name="ParágrafodaLista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7" style:parent-style-name="ParágrafodaLista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8" style:parent-style-name="ParágrafodaLista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9" style:parent-style-name="ParágrafodaLista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0" style:parent-style-name="ParágrafodaLista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1" style:parent-style-name="ParágrafodaLista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2" style:parent-style-name="ParágrafodaLista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3" style:parent-style-name="ParágrafodaLista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4" style:parent-style-name="ParágrafodaLista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5" style:parent-style-name="ParágrafodaLista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6" style:parent-style-name="ParágrafodaLista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7" style:parent-style-name="ParágrafodaLista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8" style:parent-style-name="ParágrafodaLista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9" style:parent-style-name="ParágrafodaLista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0" style:parent-style-name="ParágrafodaLista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2" style:parent-style-name="ParágrafodaLista" style:list-style-name="LFO9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3" style:parent-style-name="ParágrafodaLista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4" style:parent-style-name="ParágrafodaLista" style:list-style-name="LFO12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5" style:parent-style-name="ParágrafodaLista" style:list-style-name="LFO12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6" style:parent-style-name="ParágrafodaLista" style:list-style-name="LFO12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7" style:parent-style-name="ParágrafodaLista" style:family="paragraph">
      <style:paragraph-properties fo:text-align="justify" fo:margin-left="1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8" style:parent-style-name="ParágrafodaLista" style:list-style-name="LFO9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9" style:parent-style-name="ParágrafodaLista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0" style:parent-style-name="ParágrafodaLista" style:list-style-name="LFO1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1" style:parent-style-name="ParágrafodaLista" style:list-style-name="LFO1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2" style:parent-style-name="ParágrafodaLista" style:list-style-name="LFO1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4" style:parent-style-name="ParágrafodaLista" style:list-style-name="LFO9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5" style:parent-style-name="ParágrafodaLista" style:list-style-name="LFO9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6" style:parent-style-name="ParágrafodaLista" style:list-style-name="LFO9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7" style:parent-style-name="ParágrafodaLista" style:list-style-name="LFO9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8" style:parent-style-name="ParágrafodaLista" style:list-style-name="LFO9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7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7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7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7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7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7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7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7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7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7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8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8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8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8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84" style:parent-style-name="Normal" style:family="paragraph">
      <style:paragraph-properties fo:text-align="justify"/>
    </style:style>
    <style:style style:name="T85" style:parent-style-name="Hyperlink" style:family="text">
      <style:text-properties style:font-name="Arial" style:font-name-complex="Arial" fo:font-size="12pt" style:font-size-asian="12pt" style:font-size-complex="12pt"/>
    </style:style>
    <style:style style:name="P86" style:parent-style-name="Normal" style:family="paragraph">
      <style:paragraph-properties fo:text-align="justify"/>
    </style:style>
    <style:style style:name="T87" style:parent-style-name="Hyperlink" style:family="text">
      <style:text-properties style:font-name="Arial" style:font-name-complex="Arial" fo:font-size="12pt" style:font-size-asian="12pt" style:font-size-complex="12pt"/>
    </style:style>
    <style:style style:name="P88" style:parent-style-name="Normal" style:family="paragraph">
      <style:paragraph-properties fo:text-align="justify"/>
    </style:style>
    <style:style style:name="T89" style:parent-style-name="Hyperlink" style:family="text">
      <style:text-properties style:font-name="Arial" style:font-name-complex="Arial" fo:font-size="12pt" style:font-size-asian="12pt" style:font-size-complex="12pt"/>
    </style:style>
    <style:style style:name="P90" style:parent-style-name="Normal" style:family="paragraph">
      <style:paragraph-properties fo:text-align="justify"/>
    </style:style>
    <style:style style:name="T91" style:parent-style-name="Hyperlink" style:family="text">
      <style:text-properties style:font-name="Arial" style:font-name-complex="Arial" fo:font-size="12pt" style:font-size-asian="12pt" style:font-size-complex="12pt"/>
    </style:style>
    <style:style style:name="P92" style:parent-style-name="Normal" style:family="paragraph">
      <style:paragraph-properties fo:text-align="justify"/>
    </style:style>
    <style:style style:name="T93" style:parent-style-name="Hyperlink" style:family="text">
      <style:text-properties style:font-name="Arial" style:font-name-complex="Arial" fo:font-size="12pt" style:font-size-asian="12pt" style:font-size-complex="12pt"/>
    </style:style>
    <style:style style:name="P94" style:parent-style-name="Normal" style:family="paragraph">
      <style:paragraph-properties fo:text-align="justify"/>
    </style:style>
    <style:style style:name="T95" style:parent-style-name="Hyperlink" style:family="text">
      <style:text-properties style:font-name="Arial" style:font-name-complex="Arial" fo:font-size="12pt" style:font-size-asian="12pt" style:font-size-complex="12pt"/>
    </style:style>
    <style:style style:name="P96" style:parent-style-name="Normal" style:family="paragraph">
      <style:paragraph-properties fo:text-align="justify"/>
    </style:style>
    <style:style style:name="T97" style:parent-style-name="Hyperlink" style:family="text">
      <style:text-properties style:font-name="Arial" style:font-name-complex="Arial" fo:font-size="12pt" style:font-size-asian="12pt" style:font-size-complex="12pt"/>
    </style:style>
    <style:style style:name="P9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9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2°F</text:p>
      <text:p text:style-name="P2">Alunos:</text:p>
      <text:list text:style-name="LFO1" text:continue-numbering="true">
        <text:list-item>
          <text:p text:style-name="P3">Ana Júlia Ferreira da Silva;</text:p>
        </text:list-item>
        <text:list-item>
          <text:p text:style-name="P4">Breno Wallace;</text:p>
        </text:list-item>
        <text:list-item>
          <text:p text:style-name="P5">Camily Vitória;</text:p>
        </text:list-item>
        <text:list-item>
          <text:p text:style-name="P6">Guilherme Francisco;</text:p>
        </text:list-item>
        <text:list-item>
          <text:p text:style-name="P7">Heloysa Cubas;</text:p>
        </text:list-item>
        <text:list-item>
          <text:p text:style-name="P8">Kélita Madeira.<text:s/></text:p>
        </text:list-item>
      </text:list>
      <text:p text:style-name="P9"/>
      <text:p text:style-name="P10"/>
      <text:p text:style-name="P11">PESQUISA:</text:p>
      <text:p text:style-name="P12"/>
      <text:p text:style-name="P13"/>
      <text:p text:style-name="P14">1. Dados:</text:p>
      <text:p text:style-name="P15">Dados são registros, fatos brutos coletados que não possuem qualquer significado, contexto ou nexo com a realidade.<text:s/>Um dado pode ser uma letra, um número, uma palavra, bem como conjuntos de números e vocábulos desorganizados, o qual não transmite nenhuma informação ou conhecimento.<text:s/>Os dados são elementos que constituem a matéria-prima da informação.<text:s/></text:p>
      <text:p text:style-name="P16"/>
      <text:p text:style-name="P17">2. Informação:</text:p>
      <text:p text:style-name="P18">A informação surge após o processamento de dados. Informação é o dado tratado, organizado e consolidado de uma forma que permita extrair significado e compreensão dentro de um determinado contexto. A informação é uma constatação sólida e comprovada sobre um fato, hipótese ou padrão de comportamento proveniente dos dados. Depois desse processo de captação, tratamento e análise, os dados tornam-se informações. Antes, eles eram apenas material bruto e “bagunçado”, embora valiosos. O que torna os<text:s/>dados importantes<text:s/>é, justamente, sua capacidade de tornar-se informação. Essa, a informação, pode ser disposta em um relatório gerencial no qual estão, finalmente, os insumos que o gestor irá utilizar para tomar as melhores decisões, mais assertivas e vantajosas para a empresa. Uma empresa que age<text:s/>baseada nas informações é chamada de data driven, e tem em mãos o que existe de mais importante para o sucesso do negócio.</text:p>
      <text:p text:style-name="P19"/>
      <text:p text:style-name="P20"/>
      <text:p text:style-name="P21"/>
      <text:p text:style-name="P22"/>
      <text:soft-page-break/>
      <text:p text:style-name="P23">3. Banco de Dados:</text:p>
      <text:p text:style-name="P24">Um banco de dados é um sistema de armazenamento de informações que permite a coleta, o armazenamento, a recuperação e a manipulação de dados de maneira estruturada e eficiente.<text:s/>Trata-se de uma rede integrada de dados que serve para gerenciar e acessar informações de forma confiável.<text:s/>O que é essencial para muitas aplicações, desde empresas que gerenciam informações de clientes até aplicações científicas e governamentais que lidam com grandes volumes de dados.<text:s/>Nos dias atuais, existem vários tipos de banco de dados, incluindo relacionais, NoSQL e outros, cada um com suas próprias características e usos específicos.<text:s/>Independentemente do tipo, os bancos de dados desempenham um papel fundamental na tomada de decisões e no suporte a operações críticas em organizações e sistemas de informação.</text:p>
      <text:p text:style-name="P25"/>
      <text:p text:style-name="P26">4. SGBD:</text:p>
      <text:p text:style-name="P27">SGBD significa Sistemas de Gerenciamento de Banco de Dados (em inglês, Data Base Management System - DBMS), é uma coleção de programas que permitem ao usuário definir, construir e manipular Bancos de Dados para as mais diversas finalidades. Um SGBD deve possuir as seguintes características:<text:s/></text:p>
      <text:list text:style-name="LFO4" text:continue-numbering="true">
        <text:list-item>
          <text:p text:style-name="P28">Controle de Redundâncias - Armazenamento em um único local evitando duplicações descontroladas;</text:p>
        </text:list-item>
        <text:list-item>
          <text:p text:style-name="P29">Compartilhamento de Dados;</text:p>
        </text:list-item>
        <text:list-item>
          <text:p text:style-name="P30">Controle de Acesso;</text:p>
        </text:list-item>
        <text:list-item>
          <text:p text:style-name="P31">Interfaceamento - Disponibilizar versões gráficas e não somente modo texto;</text:p>
        </text:list-item>
        <text:list-item>
          <text:p text:style-name="P32">Esquematização - Tornar compreensível as relações entre tabelas;</text:p>
        </text:list-item>
        <text:list-item>
          <text:p text:style-name="P33">Controle de Integridade;</text:p>
        </text:list-item>
        <text:list-item>
          <text:p text:style-name="P34">Cópias de Segurança.</text:p>
        </text:list-item>
      </text:list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soft-page-break/>
      <text:p text:style-name="P51">5. Banco Relacional e Banco Não Relacional (NoSQL):</text:p>
      <text:list text:style-name="LFO9" text:continue-numbering="true">
        <text:list-item>
          <text:p text:style-name="P52">Banco Relacional (SQL): São aqueles que seguem o modelo relacional, no qual os dados são organizados em tabelas, que possuem linhas (registros) e colunas (atributos). As tabelas se relacionam entre si por meio de chaves primárias e estrangeiras, que garantem a integridade e a consistência dos dados. Os bancos de dados relacionais utilizam uma linguagem padrão chamada SQL (Structured Query Language) para realizar operações de criação, consulta, atualização e exclusão de dados. Alguns exemplos de bancos de dados relacionais são: MySQL, Oracle, PostgreSQL e SQL Server.</text:p>
        </text:list-item>
      </text:list>
      <text:p text:style-name="P53">As principais características dos bancos de dados relacionais incluem:</text:p>
      <text:list text:style-name="LFO12" text:continue-numbering="true">
        <text:list-item>
          <text:p text:style-name="P54">Esquema fixo: os bancos de dados relacionais possuem um esquema rígido, onde a estrutura das tabelas e tipos de dados são definidos antecipadamente.</text:p>
        </text:list-item>
        <text:list-item>
          <text:p text:style-name="P55">Consistência: os bancos de dados relacionais garantem a consistência dos dados por meio de restrições e regras definidas, como chaves primárias, chaves estrangeiras e restrições de integridade referencial.</text:p>
        </text:list-item>
        <text:list-item>
          <text:p text:style-name="P56">Transações ACID: os bancos de dados relacionais são projetados para suportar transações ACID (Atomicidade, Consistência, Isolamento e Durabilidade), garantindo que as operações sejam executadas com sucesso ou revertidas caso ocorra uma falha.</text:p>
        </text:list-item>
      </text:list>
      <text:p text:style-name="P57"/>
      <text:list text:style-name="LFO9" text:continue-numbering="true">
        <text:list-item>
          <text:p text:style-name="P58">Banco Não Relacional (NoSQL): São aqueles que não seguem o modelo relacional, mas sim outros modelos, como o orientado a documentos, o orientado a grafos, o orientado a colunas ou o orientado a valores-chave. Os bancos de dados não relacionais permitem uma maior flexibilidade na estruturação e no armazenamento dos dados, podendo lidar com grandes volumes de dados heterogêneos e distribuídos. Os bancos de dados não relacionais utilizam linguagens próprias para realizar operações sobre os dados, que variam conforme o tipo e o fornecedor do banco. Alguns exemplos de bancos de dados não relacionais são: MongoDB, Neo4j, Cassandra e Redis.</text:p>
        </text:list-item>
      </text:list>
      <text:p text:style-name="P59">As principais características dos bancos de dados NoSQL incluem:</text:p>
      <text:list text:style-name="LFO11" text:continue-numbering="true">
        <text:list-item>
          <text:p text:style-name="P60">Esquema flexível: os bancos de dados NoSQL permitem que os dados sejam armazenados em formatos flexíveis, como documentos, pares de chave-valor, colunas amplas ou gráficos. Isso permite uma maior agilidade no desenvolvimento de aplicativos.</text:p>
        </text:list-item>
        <text:list-item>
          <text:p text:style-name="P61">Escalabilidade horizontal: os bancos de dados NoSQL são projetados para funcionar em ambientes distribuídos e escaláveis horizontalmente, permitindo adicionar mais servidores conforme a demanda aumenta.</text:p>
        </text:list-item>
        <text:list-item>
          <text:p text:style-name="P62">Desempenho e velocidade: a flexibilidade dos bancos de dados NoSQL permite consultas rápidas e eficientes, adequadas para aplicativos que exigem baixa latência.</text:p>
        </text:list-item>
      </text:list>
      <text:soft-page-break/>
      <text:p text:style-name="P63">6. Estrutura de um Banco de Dados:</text:p>
      <text:list text:style-name="LFO9" text:continue-numbering="true">
        <text:list-item>
          <text:p text:style-name="P64">Banco de dados hierárquico - O modelo hierárquico organiza os dados em uma estrutura do tipo árvore e estabelece relações de “um para muitos”, pois cada registro tem um único “pai” ou raiz. Por conta disso, costuma-se dizer que o banco de dados hierárquico possui uma relação de campos “pais” para campos “filhos”.</text:p>
        </text:list-item>
        <text:list-item>
          <text:p text:style-name="P65">Banco de dados de rede<text:s/>-<text:s/>O modelo rede foi desenvolvido com base na estrutura de banco de dados hierárquica, sendo uma espécie de evolução, tendo em vista que otimizou o processo de consulta. Para isso, foi estabelecida uma relação de “muitos para muitos”, na qual um registro “filho” pode se conectar a vários registros “pais”.</text:p>
        </text:list-item>
        <text:list-item>
          <text:p text:style-name="P66">Banco de dados orientado a objetos<text:s/>-<text:s/>A estrutura de banco de dados orientada a objetos surgiu para armazenar dados mais complexos que não eram possíveis de serem armazenados pelos bancos de dados existentes. Esse modelo é baseado no paradigma de desenvolvimento chamado Programação Orientada a Objetos (Object-Oriented Programming ou OOP). Ou seja, cada informação é armazenada na forma de objeto, e não em tabelas.</text:p>
        </text:list-item>
        <text:list-item>
          <text:p text:style-name="P67">Banco de dados relacional<text:s/>-<text:s/>O modelo relacional é um dos mais utilizados atualmente. Sua estrutura classifica dados em tabelas – também chamadas de relações – compostas por colunas e linhas. Esse tipo de banco de dados recebe o nome de relacional, pois sua estrutura é projetada especificamente para dados que conversam entre si.</text:p>
        </text:list-item>
        <text:list-item>
          <text:p text:style-name="P68">Banco de dados não relacional<text:s/>-<text:s/>Como o próprio nome sugere, a estrutura do banco de dados não relacional não armazena dados em tabelas relacionais. Além disso, esse tipo de banco de dados não usa a linguagem SQL, mas sim linguagens próprias, sendo algumas bem parecidas com a SQL tanto no fundamento quanto na sintaxe.</text:p>
        </text:list-item>
      </text:list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>REFERÊNCIAS:</text:p>
      <text:p text:style-name="P83"/>
      <text:p text:style-name="P84"><text:a xlink:href="http://terminalroot.com.br/" office:target-frame-name="_top" xlink:show="replace"><text:span text:style-name="T85">http://terminalroot.com.br/</text:span></text:a></text:p>
      <text:p text:style-name="P86"><text:a xlink:href="http://kenzie.com.br/" office:target-frame-name="_top" xlink:show="replace"><text:span text:style-name="T87">http://kenzie.com.br/</text:span></text:a></text:p>
      <text:p text:style-name="P88"><text:a xlink:href="http://www.brasilcode.com.br/" office:target-frame-name="_top" xlink:show="replace"><text:span text:style-name="T89">http://www.brasilcode.com.br/</text:span></text:a></text:p>
      <text:p text:style-name="P90"><text:a xlink:href="http://www.hti.com.br/" office:target-frame-name="_top" xlink:show="replace"><text:span text:style-name="T91">http://www.hti.com.br/</text:span></text:a></text:p>
      <text:p text:style-name="P92"><text:a xlink:href="http://www.alura.com.br/" office:target-frame-name="_top" xlink:show="replace"><text:span text:style-name="T93">http://www.alura.com.br/</text:span></text:a></text:p>
      <text:p text:style-name="P94"><text:a xlink:href="http://sebrae.com.br/" office:target-frame-name="_top" xlink:show="replace"><text:span text:style-name="T95">http://sebrae.com.br/</text:span></text:a></text:p>
      <text:p text:style-name="P96"><text:a xlink:href="http://www.estrategiaconcursos.com.br/" office:target-frame-name="_top" xlink:show="replace"><text:span text:style-name="T97">http://www.estrategiaconcursos.com.br/</text:span></text:a></text:p>
      <text:p text:style-name="P98"/>
      <text:p text:style-name="P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a Julia Ferreira da Silva</meta:initial-creator>
    <dc:creator>Ana Julia Ferreira da Silva</dc:creator>
    <meta:creation-date>2024-03-12T23:35:00Z</meta:creation-date>
    <dc:date>2024-03-13T00:42:00Z</dc:date>
    <meta:template xlink:href="Normal" xlink:type="simple"/>
    <meta:editing-cycles>1</meta:editing-cycles>
    <meta:editing-duration>PT4020S</meta:editing-duration>
    <meta:document-statistic meta:page-count="5" meta:paragraph-count="15" meta:word-count="1213" meta:character-count="7749" meta:row-count="54" meta:non-whitespace-character-count="6551"/>
  </office:meta>
</office:document-meta>
</file>